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Calibri" svg:font-family="Calibri" style:font-family-generic="swiss"/>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style:font-face style:name="Droid Serif" svg:font-family="'Droid Serif'" style:font-family-generic="roman" style:font-pitch="variable"/>
    <style:font-face style:name="FreeSans" svg:font-family="FreeSans"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6.9252in" style:type="right" style:leader-style="dotted" style:leader-text="."/>
        </style:tab-stops>
      </style:paragraph-properties>
    </style:style>
    <style:style style:name="P3" style:family="paragraph" style:parent-style-name="No_20_Spacing">
      <style:paragraph-properties fo:line-height="115%" fo:text-align="justify" style:justify-single-word="false"/>
    </style:style>
    <style:style style:name="P4"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style>
    <style:style style:name="P5"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style>
    <style:style style:name="P6" style:family="paragraph" style:parent-style-name="Text_20_body" style:list-style-name="L4"/>
    <style:style style:name="P7" style:family="paragraph" style:parent-style-name="Text_20_body">
      <style:paragraph-properties fo:text-align="justify" style:justify-single-word="false"/>
    </style:style>
    <style:style style:name="P8" style:family="paragraph" style:parent-style-name="Text_20_body" style:list-style-name="L4">
      <style:paragraph-properties fo:text-align="justify" style:justify-single-word="false"/>
    </style:style>
    <style:style style:name="P9" style:family="paragraph" style:parent-style-name="Text_20_body">
      <style:paragraph-properties fo:text-align="center" style:justify-single-word="false"/>
      <style:text-properties fo:color="#808080" fo:font-size="16pt" fo:font-style="italic" officeooo:rsid="001fe769" officeooo:paragraph-rsid="001fe769" style:font-size-asian="16pt" style:font-style-asian="italic" style:font-size-complex="17pt" style:font-style-complex="italic"/>
    </style:style>
    <style:style style:name="P10" style:family="paragraph" style:parent-style-name="Text_20_body">
      <style:text-properties fo:color="#000000"/>
    </style:style>
    <style:style style:name="P11" style:family="paragraph" style:parent-style-name="Text_20_body">
      <style:paragraph-properties fo:line-height="115%" fo:text-align="center" style:justify-single-word="false"/>
      <style:text-properties fo:color="#000000"/>
    </style:style>
    <style:style style:name="P12" style:family="paragraph" style:parent-style-name="Text_20_body">
      <style:paragraph-properties fo:line-height="115%" fo:text-align="center" style:justify-single-word="false"/>
      <style:text-properties fo:color="#000000" officeooo:rsid="0020ecfb" officeooo:paragraph-rsid="0020ecfb"/>
    </style:style>
    <style:style style:name="P13" style:family="paragraph" style:parent-style-name="Text_20_body">
      <style:paragraph-properties fo:text-align="center" style:justify-single-word="false"/>
      <style:text-properties style:font-name="Cousine"/>
    </style:style>
    <style:style style:name="P14" style:family="paragraph" style:parent-style-name="Text_20_body">
      <style:paragraph-properties fo:line-height="115%" fo:text-align="justify" style:justify-single-word="false"/>
    </style:style>
    <style:style style:name="P15" style:family="paragraph" style:parent-style-name="Text_20_body">
      <style:paragraph-properties fo:line-height="115%" fo:break-before="page"/>
    </style:style>
    <style:style style:name="P16" style:family="paragraph" style:parent-style-name="Text_20_body">
      <style:paragraph-properties fo:margin-left="0.5in" fo:margin-right="0in" fo:text-indent="0in" style:auto-text-indent="false"/>
    </style:style>
    <style:style style:name="P17" style:family="paragraph" style:parent-style-name="Text_20_body">
      <style:paragraph-properties fo:margin-top="0in" fo:margin-bottom="0in" loext:contextual-spacing="false" fo:text-align="justify" style:justify-single-word="false"/>
    </style:style>
    <style:style style:name="P18" style:family="paragraph" style:parent-style-name="Heading_20_1">
      <style:text-properties fo:font-size="15pt" fo:font-weight="normal" style:font-size-asian="15pt" style:font-weight-asian="normal" style:font-size-complex="15pt" style:font-weight-complex="normal"/>
    </style:style>
    <style:style style:name="P19" style:family="paragraph" style:parent-style-name="Heading_20_1">
      <style:text-properties fo:font-size="15pt" fo:font-weight="normal" style:font-size-asian="15pt" style:font-weight-asian="normal" style:font-size-complex="16pt" style:font-weight-complex="normal"/>
    </style:style>
    <style:style style:name="P20" style:family="paragraph" style:parent-style-name="Heading_20_1">
      <style:paragraph-properties fo:break-before="page"/>
      <style:text-properties fo:font-size="15pt" fo:font-weight="normal" style:font-size-asian="15pt" style:font-weight-asian="normal" style:font-size-complex="15pt" style:font-weight-complex="normal"/>
    </style:style>
    <style:style style:name="P21"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P22" style:family="paragraph" style:parent-style-name="Normal">
      <style:paragraph-properties fo:line-height="115%" fo:text-align="justify" style:justify-single-word="false"/>
      <style:text-properties style:font-size-complex="11pt"/>
    </style:style>
    <style:style style:name="P23" style:family="paragraph" style:parent-style-name="Normal" style:list-style-name="L1">
      <style:paragraph-properties fo:line-height="115%" fo:text-align="justify" style:justify-single-word="false"/>
      <style:text-properties style:font-size-complex="11pt"/>
    </style:style>
    <style:style style:name="P24" style:family="paragraph" style:parent-style-name="Normal" style:list-style-name="L2">
      <style:paragraph-properties fo:line-height="115%" fo:text-align="justify" style:justify-single-word="false"/>
      <style:text-properties style:font-size-complex="11pt"/>
    </style:style>
    <style:style style:name="P25" style:family="paragraph" style:parent-style-name="Normal">
      <style:paragraph-properties fo:line-height="115%" fo:text-align="justify" style:justify-single-word="false"/>
      <style:text-properties fo:color="#000000" style:font-size-complex="11pt"/>
    </style:style>
    <style:style style:name="P26" style:family="paragraph" style:parent-style-name="No_20_Spacing">
      <style:paragraph-properties fo:line-height="115%" fo:text-align="justify" style:justify-single-word="false"/>
    </style:style>
    <style:style style:name="P27" style:family="paragraph" style:parent-style-name="Title">
      <style:text-properties fo:font-size="20pt" fo:font-weight="normal" style:font-size-asian="20pt" style:font-weight-asian="normal" style:font-size-complex="20pt" style:font-weight-complex="normal"/>
    </style:style>
    <style:style style:name="P28" style:family="paragraph" style:parent-style-name="Title" style:master-page-name="MP0">
      <style:paragraph-properties style:page-number="auto" fo:break-before="page"/>
      <style:text-properties fo:font-size="20pt" fo:font-weight="normal" style:font-size-asian="20pt" style:font-weight-asian="normal" style:font-size-complex="20pt" style:font-weight-complex="normal"/>
    </style:style>
    <style:style style:name="P29" style:family="paragraph" style:parent-style-name="List_20_Paragraph" style:list-style-name="L3"/>
    <style:style style:name="P30" style:family="paragraph" style:parent-style-name="List_20_Paragraph" style:list-style-name="L3">
      <style:text-properties style:font-size-complex="11pt"/>
    </style:style>
    <style:style style:name="P31" style:family="paragraph" style:parent-style-name="List_20_Paragraph" style:list-style-name="L3">
      <style:paragraph-properties fo:line-height="115%" fo:text-align="justify" style:justify-single-word="false"/>
      <style:text-properties style:font-size-complex="11pt"/>
    </style:style>
    <style:style style:name="P32" style:family="paragraph" style:parent-style-name="List_20_Paragraph">
      <style:paragraph-properties fo:margin-left="0in" fo:margin-right="0in" fo:line-height="115%" fo:text-align="justify" style:justify-single-word="false" fo:text-indent="0in" style:auto-text-indent="false">
        <style:tab-stops/>
      </style:paragraph-properties>
      <style:text-properties style:font-size-complex="11pt"/>
    </style:style>
    <style:style style:name="P33" style:family="paragraph" style:parent-style-name="Contents_20_Heading">
      <style:paragraph-properties fo:break-before="page">
        <style:tab-stops>
          <style:tab-stop style:position="6.9252in" style:type="right" style:leader-style="dotted" style:leader-text="."/>
        </style:tab-stops>
      </style:paragraph-properties>
    </style:style>
    <style:style style:name="T1" style:family="text">
      <style:text-properties style:font-size-complex="11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color="#000000" style:font-name="Cousine" style:font-size-complex="11pt"/>
    </style:style>
    <style:style style:name="T5" style:family="text">
      <style:text-properties style:font-name="Cousine"/>
    </style:style>
    <style:style style:name="T6" style:family="text">
      <style:text-properties fo:font-style="italic" style:font-style-asian="italic"/>
    </style:style>
    <style:style style:name="T7" style:family="text">
      <style:text-properties officeooo:rsid="001c23d2"/>
    </style:style>
    <style:style style:name="T8" style:family="text">
      <style:text-properties officeooo:rsid="001d26d6"/>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7"/>
      <text:p text:style-name="P27">Handwriting recognition</text:p>
      <text:p text:style-name="P9">Pre-processing and layout analysis</text:p>
      <text:p text:style-name="P11">Perttu Pitkänen</text:p>
      <text:p text:style-name="P12">Individual Research Training B Senior</text:p>
      <text:h text:style-name="P18" text:outline-level="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able of Contents</text:p>
          <text:p text:style-name="Contents_20_1"><text:a xlink:type="simple" xlink:href="#__RefHeading___Toc643_982724508" office:target-frame-name="_top" xlink:show="replace" text:style-name="Internet_20_link" text:visited-style-name="Visited_20_Internet_20_Link">Background<text:tab/>3</text:a></text:p>
          <text:p text:style-name="Contents_20_1"><text:a xlink:type="simple" xlink:href="#__RefHeading___Toc645_982724508" office:target-frame-name="_top" xlink:show="replace" text:style-name="Internet_20_link" text:visited-style-name="Visited_20_Internet_20_Link">Optical character recognition &amp; Handwriting Recognition<text:tab/>3</text:a></text:p>
          <text:p text:style-name="P2"><text:a xlink:type="simple" xlink:href="#__RefHeading___Toc647_982724508" office:target-frame-name="_top" xlink:show="replace" text:style-name="Internet_20_link" text:visited-style-name="Visited_20_Internet_20_Link">Preprocessing<text:tab/>3</text:a></text:p>
          <text:p text:style-name="P2"><text:a xlink:type="simple" xlink:href="#__RefHeading___Toc649_982724508" office:target-frame-name="_top" xlink:show="replace" text:style-name="Internet_20_link" text:visited-style-name="Visited_20_Internet_20_Link">F</text:a><text:a xlink:type="simple" xlink:href="#__RefHeading___Toc649_982724508" office:target-frame-name="_top" xlink:show="replace" text:style-name="Internet_20_link" text:visited-style-name="Visited_20_Internet_20_Link">eature extraction</text:a><text:a xlink:type="simple" xlink:href="#__RefHeading___Toc649_982724508" office:target-frame-name="_top" xlink:show="replace" text:style-name="Internet_20_link" text:visited-style-name="Visited_20_Internet_20_Link"><text:tab/>4</text:a></text:p>
          <text:p text:style-name="P2"><text:a xlink:type="simple" xlink:href="#__RefHeading___Toc651_982724508" office:target-frame-name="_top" xlink:show="replace" text:style-name="Internet_20_link" text:visited-style-name="Visited_20_Internet_20_Link">Classification<text:tab/>4</text:a></text:p>
          <text:p text:style-name="Contents_20_1"><text:a xlink:type="simple" xlink:href="#__RefHeading___Toc653_982724508" office:target-frame-name="_top" xlink:show="replace" text:style-name="Internet_20_link" text:visited-style-name="Visited_20_Internet_20_Link">State of the art<text:tab/>5</text:a></text:p>
          <text:p text:style-name="Contents_20_1"><text:a xlink:type="simple" xlink:href="#__RefHeading___Toc655_982724508" office:target-frame-name="_top" xlink:show="replace" text:style-name="Internet_20_link" text:visited-style-name="Visited_20_Internet_20_Link">System design<text:tab/>5</text:a></text:p>
          <text:p text:style-name="Contents_20_1"><text:a xlink:type="simple" xlink:href="#__RefHeading___Toc1314_982724508" office:target-frame-name="_top" xlink:show="replace" text:style-name="Internet_20_link" text:visited-style-name="Visited_20_Internet_20_Link">Test Data<text:tab/>6</text:a></text:p>
          <text:p text:style-name="Contents_20_1"><text:a xlink:type="simple" xlink:href="#__RefHeading___Toc657_982724508" office:target-frame-name="_top" xlink:show="replace" text:style-name="Internet_20_link" text:visited-style-name="Visited_20_Internet_20_Link">Software Architecture<text:tab/>7</text:a></text:p>
          <text:p text:style-name="Contents_20_1"><text:a xlink:type="simple" xlink:href="#__RefHeading___Toc1316_982724508" office:target-frame-name="_top" xlink:show="replace" text:style-name="Internet_20_link" text:visited-style-name="Visited_20_Internet_20_Link">Implementation<text:tab/>8</text:a></text:p>
          <text:p text:style-name="P2"><text:a xlink:type="simple" xlink:href="#__RefHeading___Toc1318_982724508" office:target-frame-name="_top" xlink:show="replace" text:style-name="Internet_20_link" text:visited-style-name="Visited_20_Internet_20_Link">Preprocessing<text:tab/>8</text:a></text:p>
        </text:index-body>
      </text:table-of-content>
      <text:h text:style-name="Heading_20_1" text:outline-level="1"/>
      <text:h text:style-name="P20" text:outline-level="1"><text:bookmark-start text:name="__RefHeading___Toc643_982724508"/>Background<text:bookmark-end text:name="__RefHeading___Toc643_982724508"/></text:h>
      <text:p text:style-name="P22">Optical Character Recognition (OCR) is the process of analyzing a picture of text and recognizing and extracting the characters to digital from. 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Online handwriting recognition on the other hand is about analyzing the handwritten text on input including strokes and their order for example in touch screen appliances such as smartphones and tablet PCs.</text:p>
      <text:p text:style-name="P22"><text:tab/>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p>
      <text:p text:style-name="P22"/>
      <text:h text:style-name="P18" text:outline-level="1"><text:bookmark-start text:name="__RefHeading___Toc645_982724508"/>Optical character recognition &amp; Handwriting Recognition<text:bookmark-end text:name="__RefHeading___Toc645_982724508"/></text:h>
      <text:p text:style-name="P22">Typical OCR and HWR systems consist of three phases:</text:p>
      <text:list xml:id="list2447888226497003485" text:style-name="L1">
        <text:list-item>
          <text:p text:style-name="P23">Preprocessing</text:p>
        </text:list-item>
        <text:list-item>
          <text:p text:style-name="P23">Feature extraction</text:p>
        </text:list-item>
        <text:list-item>
          <text:p text:style-name="P23">Classification</text:p>
        </text:list-item>
      </text:list>
      <text:p text:style-name="P22"/>
      <text:p text:style-name="P22">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Each of these stages reduce the amount of information to be processed at a later step.[1]</text:p>
      <text:h text:style-name="P21" text:outline-level="2"><text:bookmark-start text:name="__RefHeading___Toc647_982724508"/>Preprocessing<text:bookmark-end text:name="__RefHeading___Toc647_982724508"/></text:h>
      <text:p text:style-name="P22">At preprocessing stage the image is enhanced by applying varying filters, transforms and segmentation to it. For text recognition it is important to reduce noise from the image. This can be done with appropriate filter e.g. Wiener filter. Most of OCR softwares require the image to be binarized before analysis. Practically all the OCR programs do the binarization automatically but it is important that the binarized output is sufficient for the OCR algorithm. For this reason some contrast enhancement may need to be done prior to the binarization. Afterwards the binarized image might have small objects which are due to remaing noise or other disortion. These objects can be removed by applying morphological opening to the image[2]⁠. <text:s/></text:p>
      <text:p text:style-name="P22"><text:tab/>Additionally, other ways to enhance the image before analysis have been experimented. Pesch et.al. discussed how contrast normalization, slant correction and size normalization can be applied to improve the handwriting recognition results.[3]⁠</text:p>
      <text:p text:style-name="P22"><text:tab/>As a part of preprocessing it is also important to locate the area where the text is located. This process is called layout analysis. The goal is to identify the columns, paragraph, captions and other bodies of text.[4]⁠ Afterwads the text must also be divided into lines and possibly into words.</text:p>
      <text:h text:style-name="P21" text:outline-level="2"><text:bookmark-start text:name="__RefHeading___Toc649_982724508"/>Feature extraction<text:bookmark-end text:name="__RefHeading___Toc649_982724508"/></text:h>
      <text:p text:style-name="P22">This research's focus is to research the different features that can be extracted for further analysis. <text:soft-page-break/>One possible feature vector could be the raw intensity values of selected region. Other succesfully applied feature for handwriting recognition purposes is the histogram of oriented gradients (HOG) which analyzes the distribution of intensity gradients or the edge directions. This is done by dividing the analyzed area into cells and calculating the gradient direction inside each of the cells. Afterwards the histogram of these gradient orientations is compiled to give measurable data of the object shape.[5]⁠ The aquired data is then used as a feature vectors in classification stage. Dalal et.al. have discussed some other feature extraction methods for handwriting recognition such as:</text:p>
      <text:list xml:id="list387261159453257856" text:style-name="L2">
        <text:list-item>
          <text:p text:style-name="P24">Horizontal and vertical histograms</text:p>
        </text:list-item>
        <text:list-item>
          <text:p text:style-name="P24">Topological features such as loops, end points, dots, and junctions.</text:p>
        </text:list-item>
        <text:list-item>
          <text:p text:style-name="P24">Parameters of polynominals (curve fitting)[6]⁠</text:p>
        </text:list-item>
      </text:list>
      <text:p text:style-name="P7">The focus of the research is to compare several features and how they can be applied for handwriting recognition. This would include features mentioned above but also some other features which might not yet be applied for handwriting recognition purposes.</text:p>
      <text:h text:style-name="P21" text:outline-level="2"><text:bookmark-start text:name="__RefHeading___Toc651_982724508"/>Classification<text:bookmark-end text:name="__RefHeading___Toc651_982724508"/></text:h>
      <text:p text:style-name="P22">Lastly in the recognition process is the classification phase. Often during classification machine learning approaches are used. This includes for example following methods:</text:p>
      <text:list xml:id="list8991119813366411680" text:style-name="L3">
        <text:list-item>
          <text:p text:style-name="P30">Artificial neural networks</text:p>
        </text:list-item>
        <text:list-item>
          <text:p text:style-name="P30">K-Nearest Neighbor</text:p>
        </text:list-item>
        <text:list-item>
          <text:p text:style-name="P30">Hidden Markov model</text:p>
        </text:list-item>
        <text:list-item>
          <text:p text:style-name="P30">Support vector machine</text:p>
        </text:list-item>
        <text:list-item>
          <text:p text:style-name="P30">Recurrent neural networks</text:p>
        </text:list-item>
        <text:list-item>
          <text:p text:style-name="P30">Deep feedforward neural networks</text:p>
        </text:list-item>
        <text:list-item>
          <text:p text:style-name="P29"><text:span text:style-name="Default_20_Paragraph_20_Font"><text:span text:style-name="T1">Decision tree learning</text:span></text:span></text:p>
        </text:list-item>
        <text:list-item>
          <text:p text:style-name="P31">Random forests</text:p>
        </text:list-item>
      </text:list>
      <text:p text:style-name="P32">Simple example for machine learning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but this will result in a slower execution time.</text:p>
      <text:h text:style-name="P18" text:outline-level="1"/>
      <text:h text:style-name="P18" text:outline-level="1"><text:bookmark-start text:name="__RefHeading___Toc653_982724508"/>State of the art<text:bookmark-end text:name="__RefHeading___Toc653_982724508"/></text:h>
      <text:p text:style-name="P3">The subject of optical character recognition and handwriting recognition are widely researched subjects and well-functioning as well as feature rich software already exist. Many of these softwares utilize machine learning and neural networks to get satisfactory results especially with handwriting recognition. Many of the best OCR softwares are proprietary, thus making them unable for free research and analysis. Such software are for example Evernote which has an inbuilt OCR engine for searching text from pictures [7]⁠ and Abbyy FineReader software made especially for OCR[8]⁠. Examples of open-source OCR software are previously mentioned Tesseract, OCRopus, Ocrad and <text:soft-page-break/>CuneinForm. These pieces OCR software are not capable of handwriting recognition by default. Additionally, handwriting recognition algorithms developed by Jürgen Schmidhuber's research group at the Swiss AI Lab IDSIA have won several international handwriting competitions[9].</text:p>
      <text:p text:style-name="P3"><text:span text:style-name="Default_20_Paragraph_20_Font"><text:span text:style-name="T2"><text:tab/></text:span></text:span><text:span text:style-name="Default_20_Paragraph_20_Font"><text:span text:style-name="T1">One of the most popular open source OCR software is Tesseract. Tesseract can be trained to recognize many kinds of characters, including hand written characters. Tesseract utilizes adaptive classifier in its recognition process.[10]⁠</text:span></text:span></text:p>
      <text:h text:style-name="P18" text:outline-level="1"/>
      <text:h text:style-name="P18" text:outline-level="1"><text:bookmark-start text:name="__RefHeading___Toc655_982724508"/>System design<text:bookmark-end text:name="__RefHeading___Toc655_982724508"/></text:h>
      <text:p text:style-name="P22">The proposed software would be an offline HWR system and work with pictures taken from e.g. whiteboard or paper notes providing an easy way to digitize these notes.</text:p>
      <text:p text:style-name="P22"><text:tab/>As the subject of this research will be to study the different features that can be extracted for handwriting recognition purposes, it is important to get comparable data from these methods. Additionally, the subject of preprocessing is researched as it is important for the image to be as simple and clear as possible for the feature extraction phase.</text:p>
      <text:p text:style-name="P22"><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25"><text:tab/>In practice the software would receive an image file with hand written notes in it, preprocess it, extract various different features, run the HWR algorithm for those features or the combinations of several features, and finally extract the text in an editeble form as a text/document file. The ability to correct incorrectly interpreted characters could be implemented as an additional feature in the software, the data acquired by this manner could be used to enhance the accuracy of the classification.</text:p>
      <text:p text:style-name="P22"/>
      <text:h text:style-name="P19" text:outline-level="1"><text:bookmark-start text:name="__RefHeading___Toc1314_982724508"/>Test Data<text:bookmark-end text:name="__RefHeading___Toc1314_982724508"/></text:h>
      <text:p text:style-name="P7">For reliable and comparable test results it is important to choose the handwriting data carefully. The data must be same resolution and provide sufficient amount of variation between writing styles. The text cannot be written by one person or one handwriting style because the used methods and algorithms accompanied with arguments would only be reliable for aforementioned handwriting.</text:p>
      <text:p text:style-name="P7"><text:tab/>The IAM Handwriting Database provides large database of English language documents with varying styles and texts by 657 different writers totalling 1539 pages of handwritten text. [11]⁠ The database also includes the actual text in machine written text for easy comparison with the HWR results. Additionally, the images have been segmented into small images containing separate lines and words. All relevant information about the text and the smaller image fractions are stored into XML-documents. The handwriting images are all resolution 2479x3542 and contain little to none noise and don't have any shadows or patterns.</text:p>
      <text:h text:style-name="P20" text:outline-level="1"><text:bookmark-start text:name="__RefHeading___Toc657_982724508"/>Software Architecture<text:bookmark-end text:name="__RefHeading___Toc657_982724508"/></text:h>
      <text:p text:style-name="P14">The software will be implemented with MATLAB using the Image Processing Toolbox for image acquisition and preprocessing as well as feature extraction. [12]⁠ The handwriting recognition will be implemented using neural network approach. More specifically the k-Nearest Neighbor method. This can be easily implemented using MATLABs Statistics and Machine LearningToolbox.<text:bookmark-start text:name="ADDIN_CSL_CITATION_{&quot;citationItems&quot;:_[{&quot;"/> [13]<text:bookmark-end text:name="ADDIN_CSL_CITATION_{&quot;citationItems&quot;:_[{&quot;"/> The MATLABs inbuilt functions and libraries also provides methods for graphical user interface implementation.</text:p>
      <text:p text:style-name="P15"/>
      <text:h text:style-name="P18" text:outline-level="1"><text:bookmark-start text:name="__RefHeading___Toc1316_982724508"/>Implementation<text:bookmark-end text:name="__RefHeading___Toc1316_982724508"/></text:h>
      <text:p text:style-name="P10">The following chapter describes in detail the used method and MATLAB functions used during implementation.</text:p>
      <text:h text:style-name="P21" text:outline-level="2"><text:bookmark-start text:name="__RefHeading___Toc1318_982724508"/>Preprocessing<text:bookmark-end text:name="__RefHeading___Toc1318_982724508"/></text:h>
      <text:list xml:id="list94132040690055073" text:style-name="L4">
        <text:list-item>
          <text:p text:style-name="P6"><text:span text:style-name="Default_20_Paragraph_20_Font"><text:span text:style-name="T3">Image acquisition.</text:span></text:span> Accepts jpg, png and gif images to name a few.</text:p>
        </text:list-item>
        <text:list-item>
          <text:p text:style-name="P6"><text:span text:style-name="Default_20_Paragraph_20_Font"><text:span text:style-name="T3">Image conversion to rgb.</text:span></text:span> <text:span text:style-name="Default_20_Paragraph_20_Font"><text:span text:style-name="T4">ind2rgb(I, map)</text:span></text:span></text:p>
        </text:list-item>
        <text:list-item>
          <text:p text:style-name="P6"><text:span text:style-name="Default_20_Paragraph_20_Font"><text:span text:style-name="T3">Conversion to grayscale.</text:span></text:span> Matlab function <text:span text:style-name="Default_20_Paragraph_20_Font"><text:span text:style-name="T5">rgb2gray(I)</text:span></text:span> eliminates hue and saturation information and keeps lumination.</text:p>
        </text:list-item>
        <text:list-item>
          <text:p text:style-name="P6"><text:span text:style-name="Default_20_Paragraph_20_Font"><text:span text:style-name="T3">Noise removal. </text:span></text:span>This is done with n x m adaptive wiener filter. For this purpose 3x3 filter was chosen. <text:span text:style-name="T8">Big filter window sizes cause excessive blur.</text:span></text:p>
        </text:list-item>
        <text:list-item>
          <text:p text:style-name="P6"><text:span text:style-name="Default_20_Paragraph_20_Font"><text:span text:style-name="T3">Binarization.</text:span></text:span> Sauvola algorithm is used as it is one of the most popular binarization methods and it has been developed specifically for document image binarization. The algorithm is enhanced version of Nilback algorithm.</text:p>
        </text:list-item>
      </text:list>
      <text:p text:style-name="P13">sauvola(I, [M, N], threshold, padding)</text:p>
      <text:p text:style-name="P16">I = image</text:p>
      <text:p text:style-name="P16">[M, N] = MxN neighborhood used to determine the adaptive threshold for that area.</text:p>
      <text:p text:style-name="P16">Threshold (k) = user defined parameter. Used in the Nilback binarization algorithm to define how the algorithm handles noise. Smaller values remove more noise but result in more fractioned results. Chosen value k=0.2 gives good results for this purpose. <text:span text:style-name="T7">There is no consensus for choosing these values so they should be chosen case by case basis.</text:span></text:p>
      <text:p text:style-name="P16">Padding = the method to handle border pixels. Default mode is 'replicate' which replicates the border pixels.</text:p>
      <text:list xml:id="list174444428479106" text:continue-numbering="true" text:style-name="L4">
        <text:list-item>
          <text:p text:style-name="P8"><text:span text:style-name="Default_20_Paragraph_20_Font"><text:span text:style-name="T3">Filtering based on object features. </text:span></text:span>After the binarization, the images usually still have unwanted noise. This noise often occurs with images which have strong shadows or irregular patterns. To remove these objects, the object which meet the condition for removal will be set as empty amongst the detected regions. However, choosing these parameters can be problematic as the styles and sizes of handwriting might cause relevant information to be lost with incorrect parameters.</text:p>
        </text:list-item>
        <text:list-item>
          <text:p text:style-name="P6"><text:span text:style-name="Default_20_Paragraph_20_Font"><text:span text:style-name="T3">Potential Character Segmentation. </text:span></text:span>To extract the objects the following function is used.</text:p>
        </text:list-item>
      </text:list>
      <text:p text:style-name="P1"><text:span text:style-name="Default_20_Paragraph_20_Font"><text:span text:style-name="T5">bwboundaries(</text:span></text:span><text:span text:style-name="Source_20_Text">BW, conn, options</text:span><text:span text:style-name="Default_20_Paragraph_20_Font"><text:span text:style-name="T5">)</text:span></text:span></text:p>
      <text:p text:style-name="P16">Where BW = binary image, conn=connectivity 4 or 8 connectivity with neighbor pixels, options = option to choose modes 'holes' or 'noholes'. This defines whether the holes are included. For the purpose of handwriting recognition the arguments are as follows: 8-connectivity with 'holes' mode selected. The holes must be included as many characters <text:soft-page-break/>have holes in them e.g. the letter 'O'. <text:s/></text:p>
      <text:p text:style-name="P7"/>
      <text:p text:style-name="P17">For preprocessing it is important to adjust the image so that it is suitable for handwriting recognition. For this purpose the image file should be binarized as well as possible. Prior the binarization noise should be removed and the image should be in grayscale. This implementation removes noise with 3x3 adaptive wiener filter.</text:p>
      <text:p text:style-name="P17"><text:tab/>The subject of 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adaptive binarization methods give good results even with varying contrasts.</text:p>
      <text:p text:style-name="P17"/>
      <text:p text:style-name="P7">The image might have other elements that are irrelevant to text recognition such as pictures or drawings so these elements should be ignored. For this purpose the image is analyzed and the blobs having area smaller or bigger than selected threshold values should not be included in the segmentation process. This also helps to remove some noise that the previous filter couldn't remove. The threshold values should be chosen carefully as they highly depend on the image resolution and text size. If incorrect values are chosen relevant text may not be analyzed or irrelevant objects may be included. For testing purposes his can be solved by using constant resolution images.</text:p>
      <text:p text:style-name="P15"/>
      <text:section text:style-name="Sect2" text:name="Sect1">
        <text:p text:style-name="P4">[1]<text:tab/>M. Cheriet, N. Kharma, C. Liu, and C. Suen, <text:span text:style-name="Default_20_Paragraph_20_Font"><text:span text:style-name="T6">Character recognition systems: a guide for students and practitioners</text:span></text:span>. 2007.</text:p>
        <text:p text:style-name="P4">[2]<text:tab/>A. W. and E. W. R. Fisher, S. Perkins, “Morphology - Opening,” 2003. [Online]. Available: http://homepages.inf.ed.ac.uk/rbf/HIPR2/open.htm.</text:p>
        <text:p text:style-name="P4">[3]<text:tab/>H. Pesch, M. Hamdani, J. Forster, and H. Ney, “Analysis of Preprocessing Techniques for Latin Handwriting Recognition,” <text:span text:style-name="Default_20_Paragraph_20_Font"><text:span text:style-name="T6">2012 Int. Conf. Front. Handwrit. Recognit.</text:span></text:span>, pp. 280–284, 2012.</text:p>
        <text:p text:style-name="P4">[4]<text:tab/>F. Shafait, D. Keysers, and T. M. Breuel, “Performance evaluation and benchmarking of six page segmentation algorithms,” <text:span text:style-name="Default_20_Paragraph_20_Font"><text:span text:style-name="T6">IEEE Tans. Pattern Anal. Mach. Intell.</text:span></text:span>, vol. 30, no. 6, pp. 941–954, 2008.</text:p>
        <text:p text:style-name="P4">[5]<text:tab/>N. Dalal and B. Triggs, “Histograms of Oriented Gradients for Human Detection,” <text:span text:style-name="Default_20_Paragraph_20_Font"><text:span text:style-name="T6">CVPR ’05 Proc. 2005 IEEE Comput. Soc. Conf. Comput. Vis. Pattern Recognit. - Vol. 1</text:span></text:span>, pp. 886–893, 2005.</text:p>
        <text:p text:style-name="P4">[6]<text:tab/>M. S. Dalal, “A Survey for Feature Extraction Methods in Handwritten Script Identification.”</text:p>
        <text:p text:style-name="P4">[7]<text:tab/>B. Kelly, “How Evernote’s Image Recognition Works.” [Online]. Available: https://blog.evernote.com/tech/2013/07/18/how-evernotes-image-recognition-works/.</text:p>
        <text:p text:style-name="P4">[8]<text:tab/>ABBYY, “ABBYY FineReader.”</text:p>
        <text:p text:style-name="P4">[9]<text:tab/>A. D. Angelica and J. Schmidhuber, “How bio-inspired deep learning keeps winning competitions.” [Online]. Available: http://www.kurzweilai.net/how-bio-inspired-deep-learning-keeps-winning-competitions.</text:p>
        <text:p text:style-name="P4">[10]<text:tab/>R. Smith, “An overview of the tesseract OCR engine,” <text:span text:style-name="Default_20_Paragraph_20_Font"><text:span text:style-name="T6">Proc. Int. Conf. Doc. Anal. Recognition, ICDAR</text:span></text:span>, vol. 2, pp. 629–633, 2007.</text:p>
        <text:p text:style-name="P4">[11]<text:tab/>U. of B. © FKI: Research Group on Computer Vision and Artificial Intelligence IAM, “IAM Handwriting Database.” [Online]. Available: http://www.iam.unibe.ch/fki/databases/iam-handwriting-database.</text:p>
        <text:p text:style-name="P4">[12]<text:tab/>I. The MathWorks, “Image Processing Toolbox.” [Online]. Available: http://se.mathworks.com/products/image/.</text:p>
        <text:p text:style-name="Standard">[13]<text:tab/>I. The MathWorks, “Statistics and Machine Learning Toolbox.” [Online]. Available: http://se.mathworks.com/products/stat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Calibri" svg:font-family="Calibri" style:font-family-generic="swiss"/>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style:font-face style:name="Droid Serif" svg:font-family="'Droid Serif'" style:font-family-generic="roman" style:font-pitch="variable"/>
    <style:font-face style:name="FreeSans" svg:font-family="Free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fo:background-color="transparent"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DejaVu Serif Condensed" fo:font-family="'DejaVu Serif Condensed'" style:font-family-generic="roman" fo:font-size="12pt" style:font-name-asian="DejaVu Serif Condensed" style:font-family-asian="'DejaVu Serif Condensed'" style:font-family-generic-asian="roman"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DejaVu Sans Condensed" style:font-family-asian="'DejaVu Sans Condensed'" style:font-family-generic-asian="swiss"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DejaVu Sans Condensed" style:font-family-asian="'DejaVu Sans Condensed'" style:font-family-generic-asian="swiss"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 style:font-family-asian="'Noto Sans CJK JP Regular'" style:font-family-generic-asian="modern" style:font-pitch-asian="fixed" style:font-name-complex="Cousine" style:font-family-complex="Cousine" style:font-family-generic-complex="modern" style:font-pitch-complex="fixe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dc:description/>
    <dc:subject/>
    <meta:initial-creator>Perttu Pitkänen</meta:initial-creator>
    <meta:creation-date>2015-12-15T14:48:00Z</meta:creation-date>
    <dc:date>2016-04-19T17:44:42.166202328</dc:date>
    <meta:editing-cycles>6</meta:editing-cycles>
    <meta:editing-duration>PT1H25M13S</meta:editing-duration>
    <meta:document-statistic meta:table-count="0" meta:image-count="0" meta:object-count="0" meta:page-count="9" meta:paragraph-count="92" meta:word-count="2324" meta:character-count="15550" meta:non-whitespace-character-count="13336"/>
    <meta:user-defined meta:name="Mendeley Citation Style_1">http://www.zotero.org/styles/ieee</meta:user-defined>
    <meta:user-defined meta:name="Mendeley Document_1">True</meta:user-defined>
    <meta:user-defined meta:name="Mendeley User Name_1">perttu.pitka@gmail.com@www.mendeley.com</meta:user-defined>
    <meta:template xlink:type="simple" xlink:actuate="onRequest" xlink:title="" xlink:href="Normal.dotm"/>
  </office:meta>
</office:document-meta>
</file>